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7.8229in" fo:margin-left="-0.4125in" table:align="left"/>
    </style:style>
    <style:style style:name="Table2.A" style:family="table-column">
      <style:table-column-properties style:column-width="3.3854in"/>
    </style:style>
    <style:style style:name="Table2.B" style:family="table-column">
      <style:table-column-properties style:column-width="4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8396in" fo:margin-left="-0.4229in" table:align="left"/>
    </style:style>
    <style:style style:name="Table3.A" style:family="table-column">
      <style:table-column-properties style:column-width="3.4167in"/>
    </style:style>
    <style:style style:name="Table3.B" style:family="table-column">
      <style:table-column-properties style:column-width="4.4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8542in" fo:margin-left="-0.4229in" table:align="left"/>
    </style:style>
    <style:style style:name="Table4.A" style:family="table-column">
      <style:table-column-properties style:column-width="3.4063in"/>
    </style:style>
    <style:style style:name="Table4.B" style:family="table-column">
      <style:table-column-properties style:column-width="4.44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7.5in" fo:margin-left="-0.4229in" table:align="left"/>
    </style:style>
    <style:style style:name="Table20.A" style:family="table-column">
      <style:table-column-properties style:column-width="3.4063in"/>
    </style:style>
    <style:style style:name="Table20.B" style:family="table-column">
      <style:table-column-properties style:column-width="4.093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7.6146in" fo:margin-left="-0.4229in" table:align="left"/>
    </style:style>
    <style:style style:name="Table21.A" style:family="table-column">
      <style:table-column-properties style:column-width="3.4063in"/>
    </style:style>
    <style:style style:name="Table21.B" style:family="table-column">
      <style:table-column-properties style:column-width="4.2083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8438in" fo:margin-left="-0.4229in" table:align="left"/>
    </style:style>
    <style:style style:name="Table5.A" style:family="table-column">
      <style:table-column-properties style:column-width="3.4063in"/>
    </style:style>
    <style:style style:name="Table5.B" style:family="table-column">
      <style:table-column-properties style:column-width="4.43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85in" fo:margin-left="-0.4229in" table:align="left"/>
    </style:style>
    <style:style style:name="Table6.A" style:family="table-column">
      <style:table-column-properties style:column-width="3.4063in"/>
    </style:style>
    <style:style style:name="Table6.B" style:family="table-column">
      <style:table-column-properties style:column-width="4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8646in" fo:margin-left="-0.4229in" table:align="left"/>
    </style:style>
    <style:style style:name="Table7.A" style:family="table-column">
      <style:table-column-properties style:column-width="3.4063in"/>
    </style:style>
    <style:style style:name="Table7.B" style:family="table-column">
      <style:table-column-properties style:column-width="4.458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8542in" fo:margin-left="-0.4125in" table:align="left"/>
    </style:style>
    <style:style style:name="Table8.A" style:family="table-column">
      <style:table-column-properties style:column-width="3.3958in"/>
    </style:style>
    <style:style style:name="Table8.B" style:family="table-column">
      <style:table-column-properties style:column-width="4.458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8646in" fo:margin-left="-0.4229in" table:align="left"/>
    </style:style>
    <style:style style:name="Table9.A" style:family="table-column">
      <style:table-column-properties style:column-width="3.4063in"/>
    </style:style>
    <style:style style:name="Table9.B" style:family="table-column">
      <style:table-column-properties style:column-width="4.458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0208in" fo:margin-left="0in" table:align="left"/>
    </style:style>
    <style:style style:name="Table12.A" style:family="table-column">
      <style:table-column-properties style:column-width="3.4618in"/>
    </style:style>
    <style:style style:name="Table12.B" style:family="table-column">
      <style:table-column-properties style:column-width="3.55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7.3542in" fo:margin-left="-0.4229in" table:align="left"/>
    </style:style>
    <style:style style:name="Table16.A" style:family="table-column">
      <style:table-column-properties style:column-width="3.4063in"/>
    </style:style>
    <style:style style:name="Table16.B" style:family="table-column">
      <style:table-column-properties style:column-width="3.947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e3ef6"/>
    </style:style>
    <style:style style:name="P2" style:family="paragraph" style:parent-style-name="Standard">
      <style:text-properties officeooo:paragraph-rsid="001feda2"/>
    </style:style>
    <style:style style:name="P3" style:family="paragraph" style:parent-style-name="Standard">
      <style:text-properties officeooo:paragraph-rsid="00220d40"/>
    </style:style>
    <style:style style:name="P4" style:family="paragraph" style:parent-style-name="Standard">
      <style:text-properties officeooo:paragraph-rsid="002806d9"/>
    </style:style>
    <style:style style:name="P5" style:family="paragraph" style:parent-style-name="Standard">
      <style:text-properties officeooo:paragraph-rsid="00294f1e"/>
    </style:style>
    <style:style style:name="P6" style:family="paragraph" style:parent-style-name="Standard">
      <style:text-properties officeooo:paragraph-rsid="0029e1da"/>
    </style:style>
    <style:style style:name="P7" style:family="paragraph" style:parent-style-name="Standard">
      <style:text-properties officeooo:paragraph-rsid="002a76ea"/>
    </style:style>
    <style:style style:name="P8" style:family="paragraph" style:parent-style-name="Standard">
      <style:text-properties officeooo:paragraph-rsid="002ac9ec"/>
    </style:style>
    <style:style style:name="P9" style:family="paragraph" style:parent-style-name="Standard">
      <style:text-properties officeooo:paragraph-rsid="0032a06d"/>
    </style:style>
    <style:style style:name="P10" style:family="paragraph" style:parent-style-name="Standard">
      <style:text-properties fo:color="#000000" style:font-name="Monospace" fo:font-size="10pt" officeooo:paragraph-rsid="001feda2" style:font-size-asian="10pt"/>
    </style:style>
    <style:style style:name="P11" style:family="paragraph" style:parent-style-name="Standard">
      <style:text-properties fo:color="#000000" style:font-name="Monospace" fo:font-size="10pt" officeooo:paragraph-rsid="002806d9" style:font-size-asian="10pt"/>
    </style:style>
    <style:style style:name="P12" style:family="paragraph" style:parent-style-name="Standard">
      <style:text-properties fo:color="#000000" style:font-name="Monospace" fo:font-size="10pt" officeooo:paragraph-rsid="0030b36e" style:font-size-asian="10pt"/>
    </style:style>
    <style:style style:name="P13" style:family="paragraph" style:parent-style-name="Standard">
      <style:text-properties fo:color="#000000" style:font-name="Monospace" fo:font-size="10pt" officeooo:paragraph-rsid="00364690" style:font-size-asian="10pt"/>
    </style:style>
    <style:style style:name="P14" style:family="paragraph" style:parent-style-name="Standard">
      <style:text-properties fo:color="#000000" style:font-name="Monospace" fo:font-size="10pt" officeooo:paragraph-rsid="0037b473" style:font-size-asian="10pt"/>
    </style:style>
    <style:style style:name="P15" style:family="paragraph" style:parent-style-name="Standard">
      <style:text-properties fo:color="#000000" style:font-name="Monospace" fo:font-size="10pt" officeooo:paragraph-rsid="003c53b5" style:font-size-asian="10pt"/>
    </style:style>
    <style:style style:name="P16" style:family="paragraph" style:parent-style-name="Standard">
      <style:text-properties fo:color="#000000" style:font-name="Monospace" fo:font-size="10pt" officeooo:paragraph-rsid="0049ab2e" style:font-size-asian="10pt"/>
    </style:style>
    <style:style style:name="P17" style:family="paragraph" style:parent-style-name="Standard">
      <style:text-properties fo:color="#000000" style:font-name="Liberation Serif" fo:font-size="12pt" officeooo:paragraph-rsid="002806d9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officeooo:paragraph-rsid="00448c69" style:font-size-asian="12pt" style:font-size-complex="12pt"/>
    </style:style>
    <style:style style:name="P19" style:family="paragraph" style:parent-style-name="Standard">
      <style:text-properties fo:color="#0000c0" style:font-name="Monospace" fo:font-size="10pt" officeooo:paragraph-rsid="002a76ea" style:font-size-asian="10pt"/>
    </style:style>
    <style:style style:name="P20" style:family="paragraph" style:parent-style-name="Standard">
      <style:text-properties officeooo:paragraph-rsid="00364690"/>
    </style:style>
    <style:style style:name="P21" style:family="paragraph" style:parent-style-name="Standard">
      <style:text-properties officeooo:paragraph-rsid="0037296a"/>
    </style:style>
    <style:style style:name="P22" style:family="paragraph" style:parent-style-name="Standard">
      <style:text-properties officeooo:paragraph-rsid="003c53b5"/>
    </style:style>
    <style:style style:name="P23" style:family="paragraph" style:parent-style-name="Standard">
      <style:text-properties officeooo:paragraph-rsid="003e3e8c"/>
    </style:style>
    <style:style style:name="P24" style:family="paragraph" style:parent-style-name="Standard">
      <style:text-properties officeooo:paragraph-rsid="0041f69e"/>
    </style:style>
    <style:style style:name="P25" style:family="paragraph" style:parent-style-name="Standard">
      <style:text-properties officeooo:paragraph-rsid="004251b8"/>
    </style:style>
    <style:style style:name="P26" style:family="paragraph" style:parent-style-name="Standard">
      <style:text-properties fo:color="#2a00ff" style:font-name="Monospace" fo:font-size="10pt" officeooo:paragraph-rsid="003f3e6b" style:font-size-asian="10pt"/>
    </style:style>
    <style:style style:name="P27" style:family="paragraph" style:parent-style-name="Standard">
      <style:text-properties officeooo:paragraph-rsid="00448c69"/>
    </style:style>
    <style:style style:name="P28" style:family="paragraph" style:parent-style-name="Standard">
      <style:text-properties officeooo:paragraph-rsid="0045f0b1"/>
    </style:style>
    <style:style style:name="P29" style:family="paragraph" style:parent-style-name="Standard">
      <style:text-properties officeooo:paragraph-rsid="0049ab2e"/>
    </style:style>
    <style:style style:name="P30" style:family="paragraph" style:parent-style-name="Standard">
      <style:text-properties officeooo:paragraph-rsid="004be32b"/>
    </style:style>
    <style:style style:name="P31" style:family="paragraph" style:parent-style-name="Standard">
      <style:text-properties officeooo:paragraph-rsid="0050ee28"/>
    </style:style>
    <style:style style:name="P32" style:family="paragraph" style:parent-style-name="Standard">
      <style:text-properties officeooo:paragraph-rsid="0057fa37"/>
    </style:style>
    <style:style style:name="P33" style:family="paragraph" style:parent-style-name="Standard">
      <style:text-properties officeooo:paragraph-rsid="0060fed8"/>
    </style:style>
    <style:style style:name="P34" style:family="paragraph" style:parent-style-name="Standard">
      <style:text-properties officeooo:paragraph-rsid="00648141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ff660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3ff660" style:font-size-asian="10pt"/>
    </style:style>
    <style:style style:name="P39" style:family="paragraph" style:parent-style-name="Table_20_Contents">
      <style:text-properties officeooo:paragraph-rsid="001feda2"/>
    </style:style>
    <style:style style:name="P40" style:family="paragraph" style:parent-style-name="Table_20_Contents">
      <style:paragraph-properties fo:text-align="center" style:justify-single-word="false"/>
      <style:text-properties officeooo:paragraph-rsid="001feda2"/>
    </style:style>
    <style:style style:name="P41" style:family="paragraph" style:parent-style-name="Table_20_Contents">
      <style:paragraph-properties fo:text-align="center" style:justify-single-word="false"/>
      <style:text-properties officeooo:paragraph-rsid="0041f69e"/>
    </style:style>
    <style:style style:name="P42" style:family="paragraph" style:parent-style-name="Table_20_Contents">
      <style:paragraph-properties fo:text-align="center" style:justify-single-word="false"/>
      <style:text-properties officeooo:paragraph-rsid="0060fed8"/>
    </style:style>
    <style:style style:name="P43" style:family="paragraph" style:parent-style-name="Table_20_Contents">
      <style:paragraph-properties fo:text-align="center" style:justify-single-word="false"/>
      <style:text-properties officeooo:paragraph-rsid="00648141"/>
    </style:style>
    <style:style style:name="P44" style:family="paragraph" style:parent-style-name="Table_20_Contents">
      <style:text-properties officeooo:paragraph-rsid="00220d40"/>
    </style:style>
    <style:style style:name="P45" style:family="paragraph" style:parent-style-name="Table_20_Contents">
      <style:text-properties officeooo:paragraph-rsid="00238064"/>
    </style:style>
    <style:style style:name="P46" style:family="paragraph" style:parent-style-name="Table_20_Contents">
      <style:text-properties officeooo:paragraph-rsid="00251a64"/>
    </style:style>
    <style:style style:name="P47" style:family="paragraph" style:parent-style-name="Table_20_Contents">
      <style:text-properties officeooo:paragraph-rsid="002ac9ec"/>
    </style:style>
    <style:style style:name="P48" style:family="paragraph" style:parent-style-name="Table_20_Contents">
      <style:text-properties style:font-name="Monospace" fo:font-size="10pt" officeooo:paragraph-rsid="0030b36e" style:font-size-asian="10pt"/>
    </style:style>
    <style:style style:name="P49" style:family="paragraph" style:parent-style-name="Table_20_Contents">
      <style:text-properties officeooo:paragraph-rsid="0032a06d"/>
    </style:style>
    <style:style style:name="P50" style:family="paragraph" style:parent-style-name="Table_20_Contents">
      <style:text-properties fo:color="#0000ff" style:font-name="Monospace" fo:font-size="10pt" officeooo:paragraph-rsid="0032a06d" style:font-size-asian="10pt"/>
    </style:style>
    <style:style style:name="P51" style:family="paragraph" style:parent-style-name="Table_20_Contents">
      <style:text-properties fo:color="#0000ff" officeooo:paragraph-rsid="0049ab2e"/>
    </style:style>
    <style:style style:name="P52" style:family="paragraph" style:parent-style-name="Table_20_Contents">
      <style:text-properties fo:color="#000000" style:font-name="Liberation Serif" fo:font-size="12pt" officeooo:paragraph-rsid="002d8393" style:font-size-asian="12pt" style:font-size-complex="12pt"/>
    </style:style>
    <style:style style:name="P53" style:family="paragraph" style:parent-style-name="Table_20_Contents">
      <style:text-properties fo:color="#000000" style:font-name="Monospace" fo:font-size="10pt" officeooo:paragraph-rsid="0050ee28" style:font-size-asian="10pt"/>
    </style:style>
    <style:style style:name="P54" style:family="paragraph" style:parent-style-name="Table_20_Contents">
      <style:text-properties officeooo:paragraph-rsid="0037296a"/>
    </style:style>
    <style:style style:name="P55" style:family="paragraph" style:parent-style-name="Table_20_Contents">
      <style:text-properties officeooo:paragraph-rsid="003c53b5"/>
    </style:style>
    <style:style style:name="P56" style:family="paragraph" style:parent-style-name="Table_20_Contents">
      <style:text-properties officeooo:paragraph-rsid="003e3e8c"/>
    </style:style>
    <style:style style:name="P57" style:family="paragraph" style:parent-style-name="Table_20_Contents">
      <style:text-properties officeooo:paragraph-rsid="0040c310"/>
    </style:style>
    <style:style style:name="P58" style:family="paragraph" style:parent-style-name="Table_20_Contents">
      <style:text-properties officeooo:paragraph-rsid="0041f69e"/>
    </style:style>
    <style:style style:name="P59" style:family="paragraph" style:parent-style-name="Table_20_Contents">
      <style:text-properties officeooo:paragraph-rsid="004251b8"/>
    </style:style>
    <style:style style:name="P60" style:family="paragraph" style:parent-style-name="Table_20_Contents">
      <style:text-properties officeooo:paragraph-rsid="00428d50"/>
    </style:style>
    <style:style style:name="P61" style:family="paragraph" style:parent-style-name="Table_20_Contents">
      <style:text-properties officeooo:paragraph-rsid="00495a86"/>
    </style:style>
    <style:style style:name="P62" style:family="paragraph" style:parent-style-name="Table_20_Contents">
      <style:text-properties officeooo:paragraph-rsid="0049ab2e"/>
    </style:style>
    <style:style style:name="P63" style:family="paragraph" style:parent-style-name="Table_20_Contents">
      <style:text-properties officeooo:paragraph-rsid="0049e19b"/>
    </style:style>
    <style:style style:name="P64" style:family="paragraph" style:parent-style-name="Table_20_Contents">
      <style:text-properties officeooo:paragraph-rsid="004be32b"/>
    </style:style>
    <style:style style:name="P65" style:family="paragraph" style:parent-style-name="Table_20_Contents">
      <style:text-properties officeooo:paragraph-rsid="004f8ff6"/>
    </style:style>
    <style:style style:name="P66" style:family="paragraph" style:parent-style-name="Table_20_Contents">
      <style:text-properties officeooo:paragraph-rsid="00505fce"/>
    </style:style>
    <style:style style:name="P67" style:family="paragraph" style:parent-style-name="Table_20_Contents">
      <style:text-properties officeooo:paragraph-rsid="0050ee28"/>
    </style:style>
    <style:style style:name="P68" style:family="paragraph" style:parent-style-name="Table_20_Contents">
      <style:text-properties officeooo:paragraph-rsid="00526308"/>
    </style:style>
    <style:style style:name="P69" style:family="paragraph" style:parent-style-name="Table_20_Contents">
      <style:text-properties officeooo:paragraph-rsid="005a3e27"/>
    </style:style>
    <style:style style:name="P70" style:family="paragraph" style:parent-style-name="Table_20_Contents">
      <style:text-properties officeooo:paragraph-rsid="0060fed8"/>
    </style:style>
    <style:style style:name="P71" style:family="paragraph" style:parent-style-name="Table_20_Contents">
      <style:text-properties officeooo:paragraph-rsid="0062c806"/>
    </style:style>
    <style:style style:name="P72" style:family="paragraph" style:parent-style-name="Table_20_Contents">
      <style:text-properties officeooo:paragraph-rsid="00648141"/>
    </style:style>
    <style:style style:name="P73" style:family="paragraph" style:parent-style-name="Standard" style:master-page-name="Standard">
      <style:paragraph-properties style:page-number="auto"/>
      <style:text-properties officeooo:paragraph-rsid="001feda2"/>
    </style:style>
    <style:style style:name="P74" style:family="paragraph" style:parent-style-name="Standard" style:master-page-name="Standard">
      <style:paragraph-properties style:page-number="auto"/>
      <style:text-properties officeooo:paragraph-rsid="00238064"/>
    </style:style>
    <style:style style:name="P75" style:family="paragraph" style:parent-style-name="Standard" style:master-page-name="Standard">
      <style:paragraph-properties style:page-number="auto"/>
      <style:text-properties officeooo:paragraph-rsid="0060fed8"/>
    </style:style>
    <style:style style:name="P76" style:family="paragraph" style:parent-style-name="Standard" style:master-page-name="Standard">
      <style:paragraph-properties style:page-number="auto"/>
      <style:text-properties officeooo:paragraph-rsid="00648141"/>
    </style:style>
    <style:style style:name="P77" style:family="paragraph" style:parent-style-name="Standard" style:master-page-name="Standard">
      <style:paragraph-properties style:page-number="auto"/>
      <style:text-properties fo:color="#000000" style:font-name="Monospace" fo:font-size="10pt" officeooo:paragraph-rsid="001feda2" style:font-size-asian="10pt"/>
    </style:style>
    <style:style style:name="P78" style:family="paragraph" style:parent-style-name="Standard" style:master-page-name="Standard">
      <style:paragraph-properties style:page-number="auto"/>
      <style:text-properties fo:color="#000000" style:font-name="Monospace" fo:font-size="10pt" officeooo:paragraph-rsid="00597e89" style:font-size-asian="10pt"/>
    </style:style>
    <style:style style:name="P79" style:family="paragraph" style:parent-style-name="Standard" style:master-page-name="Standard">
      <style:paragraph-properties style:page-number="auto"/>
      <style:text-properties fo:color="#000000" style:font-name="Liberation Serif" fo:font-size="12pt" officeooo:paragraph-rsid="00428431" style:font-size-asian="12pt" style:font-size-complex="12pt"/>
    </style:style>
    <style:style style:name="P80" style:family="paragraph" style:parent-style-name="Standard" style:master-page-name="Standard">
      <style:paragraph-properties style:page-number="auto"/>
      <style:text-properties fo:color="#000000" style:font-name="Liberation Serif" fo:font-size="12pt" officeooo:paragraph-rsid="00448c69" style:font-size-asian="12pt" style:font-size-complex="12pt"/>
    </style:style>
    <style:style style:name="P81" style:family="paragraph" style:parent-style-name="Standard" style:master-page-name="Standard">
      <style:paragraph-properties style:page-number="auto"/>
      <style:text-properties officeooo:paragraph-rsid="003f3e6b"/>
    </style:style>
    <style:style style:name="P82" style:family="paragraph" style:parent-style-name="Standard" style:master-page-name="Standard">
      <style:paragraph-properties style:page-number="auto"/>
      <style:text-properties officeooo:paragraph-rsid="0041f69e"/>
    </style:style>
    <style:style style:name="P83" style:family="paragraph" style:parent-style-name="Standard" style:master-page-name="Standard">
      <style:paragraph-properties style:page-number="auto"/>
      <style:text-properties officeooo:paragraph-rsid="00526308"/>
    </style:style>
    <style:style style:name="P84" style:family="paragraph" style:parent-style-name="Standard">
      <style:text-properties fo:color="#000000" style:font-name="Monospace" fo:font-size="10pt" officeooo:paragraph-rsid="00648141" style:font-size-asian="10pt"/>
    </style:style>
    <style:style style:name="P85" style:family="paragraph" style:parent-style-name="Standard">
      <style:text-properties fo:color="#2a00ff" style:font-name="Monospace" fo:font-size="10pt" officeooo:paragraph-rsid="00648141" style:font-size-asian="10pt"/>
    </style:style>
    <style:style style:name="P86" style:family="paragraph" style:parent-style-name="Standard">
      <style:text-properties officeooo:paragraph-rsid="0060fed8"/>
    </style:style>
    <style:style style:name="P87" style:family="paragraph" style:parent-style-name="Standard">
      <style:text-properties officeooo:paragraph-rsid="0062c806"/>
    </style:style>
    <style:style style:name="P88" style:family="paragraph" style:parent-style-name="Standard">
      <style:text-properties officeooo:paragraph-rsid="006ae072"/>
    </style:style>
    <style:style style:name="P89" style:family="paragraph" style:parent-style-name="Standard">
      <style:text-properties style:font-name="Liberation Serif" fo:font-size="12pt" officeooo:paragraph-rsid="006ae072" style:font-size-asian="12pt" style:font-size-complex="12pt"/>
    </style:style>
    <style:style style:name="P90" style:family="paragraph" style:parent-style-name="Standard" style:master-page-name="Standard">
      <style:paragraph-properties style:page-number="auto"/>
      <style:text-properties officeooo:paragraph-rsid="006ae072"/>
    </style:style>
    <style:style style:name="P91" style:family="paragraph" style:parent-style-name="Standard" style:master-page-name="Standard">
      <style:paragraph-properties style:page-number="auto"/>
      <style:text-properties officeooo:paragraph-rsid="006ae072"/>
    </style:style>
    <style:style style:name="P92" style:family="paragraph" style:parent-style-name="Text_20_body" style:master-page-name="Standard">
      <style:paragraph-properties style:page-number="auto"/>
      <style:text-properties officeooo:paragraph-rsid="001e3ef6"/>
    </style:style>
    <style:style style:name="P93" style:family="paragraph" style:parent-style-name="Table_20_Contents" style:master-page-name="Standard">
      <style:paragraph-properties style:page-number="auto"/>
      <style:text-properties officeooo:paragraph-rsid="001feda2"/>
    </style:style>
    <style:style style:name="P94" style:family="paragraph" style:parent-style-name="Table_20_Contents" style:master-page-name="Standard">
      <style:paragraph-properties style:page-number="auto"/>
      <style:text-properties officeooo:paragraph-rsid="00220d40"/>
    </style:style>
    <style:style style:name="P95" style:family="paragraph" style:parent-style-name="Table_20_Contents" style:master-page-name="Standard">
      <style:paragraph-properties style:page-number="auto"/>
      <style:text-properties officeooo:paragraph-rsid="0062c806"/>
    </style:style>
    <style:style style:name="P96" style:family="paragraph" style:parent-style-name="Table_20_Contents" style:master-page-name="Standard">
      <style:paragraph-properties style:page-number="auto"/>
      <style:text-properties officeooo:paragraph-rsid="00648141"/>
    </style:style>
    <style:style style:name="P97" style:family="paragraph" style:parent-style-name="Table_20_Contents" style:master-page-name="Standard">
      <style:paragraph-properties style:page-number="auto"/>
      <style:text-properties officeooo:paragraph-rsid="002806d9"/>
    </style:style>
    <style:style style:name="P98" style:family="paragraph" style:parent-style-name="Table_20_Contents" style:master-page-name="Standard">
      <style:paragraph-properties style:page-number="auto"/>
      <style:text-properties officeooo:paragraph-rsid="0029e1da"/>
    </style:style>
    <style:style style:name="P99" style:family="paragraph" style:parent-style-name="Table_20_Contents" style:master-page-name="Standard">
      <style:paragraph-properties style:page-number="auto"/>
      <style:text-properties officeooo:paragraph-rsid="002a76ea"/>
    </style:style>
    <style:style style:name="P100" style:family="paragraph" style:parent-style-name="Table_20_Contents" style:master-page-name="Standard">
      <style:paragraph-properties style:page-number="auto"/>
      <style:text-properties officeooo:paragraph-rsid="0032a06d"/>
    </style:style>
    <style:style style:name="P101" style:family="paragraph" style:parent-style-name="Table_20_Contents" style:master-page-name="Standard">
      <style:paragraph-properties style:page-number="auto"/>
      <style:text-properties officeooo:paragraph-rsid="00364690"/>
    </style:style>
    <style:style style:name="P102" style:family="paragraph" style:parent-style-name="Table_20_Contents" style:master-page-name="Standard">
      <style:paragraph-properties style:page-number="auto"/>
      <style:text-properties officeooo:paragraph-rsid="0037b473"/>
    </style:style>
    <style:style style:name="P103" style:family="paragraph" style:parent-style-name="Table_20_Contents" style:master-page-name="Standard">
      <style:paragraph-properties style:page-number="auto"/>
      <style:text-properties officeooo:paragraph-rsid="003c53b5"/>
    </style:style>
    <style:style style:name="P104" style:family="paragraph" style:parent-style-name="Table_20_Contents" style:master-page-name="Standard">
      <style:paragraph-properties style:page-number="auto"/>
      <style:text-properties officeooo:paragraph-rsid="0049ab2e"/>
    </style:style>
    <style:style style:name="P105" style:family="paragraph" style:parent-style-name="Table_20_Contents" style:master-page-name="Standard">
      <style:paragraph-properties style:page-number="auto"/>
      <style:text-properties officeooo:paragraph-rsid="004be32b"/>
    </style:style>
    <style:style style:name="P106" style:family="paragraph" style:parent-style-name="Table_20_Contents" style:master-page-name="Standard">
      <style:paragraph-properties style:page-number="auto"/>
      <style:text-properties officeooo:paragraph-rsid="004f93b7"/>
    </style:style>
    <style:style style:name="P107" style:family="paragraph" style:parent-style-name="Table_20_Contents" style:master-page-name="Standard">
      <style:paragraph-properties style:page-number="auto"/>
      <style:text-properties officeooo:paragraph-rsid="004251b8"/>
    </style:style>
    <style:style style:name="P108" style:family="paragraph" style:parent-style-name="Table_20_Contents" style:master-page-name="Standard">
      <style:paragraph-properties style:page-number="auto"/>
      <style:text-properties officeooo:paragraph-rsid="006ae072"/>
    </style:style>
    <style:style style:name="P109" style:family="paragraph" style:parent-style-name="Table_20_Contents">
      <style:text-properties officeooo:paragraph-rsid="00692094"/>
    </style:style>
    <style:style style:name="P110" style:family="paragraph" style:parent-style-name="Table_20_Contents">
      <style:paragraph-properties fo:text-align="center" style:justify-single-word="false"/>
      <style:text-properties officeooo:paragraph-rsid="006ae072"/>
    </style:style>
    <style:style style:name="P111" style:family="paragraph" style:parent-style-name="Table_20_Contents">
      <style:text-properties officeooo:paragraph-rsid="006ae072"/>
    </style:style>
    <style:style style:name="P112" style:family="paragraph" style:parent-style-name="Table_20_Contents">
      <style:text-properties style:font-name="Liberation Serif" fo:font-size="12pt" officeooo:paragraph-rsid="006ae072" style:font-size-asian="12pt" style:font-size-complex="12pt"/>
    </style:style>
    <style:style style:name="P113" style:family="paragraph" style:parent-style-name="Table_20_Contents" style:master-page-name="Standard">
      <style:paragraph-properties style:page-number="auto"/>
      <style:text-properties officeooo:paragraph-rsid="006ae072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style="italic" style:font-size-asian="10pt" style:font-style-asian="italic"/>
    </style:style>
    <style:style style:name="T4" style:family="text">
      <style:text-properties fo:color="#000000" style:font-name="Liberation Serif" fo:font-size="12pt" style:font-size-asian="12pt" style:font-size-complex="12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Liberation Serif" fo:font-size="10pt" style:font-size-asian="10pt"/>
    </style:style>
    <style:style style:name="T7" style:family="text">
      <style:text-properties fo:color="#000000" style:font-name="Liberation Serif" fo:font-size="12pt" style:font-size-asian="12pt" style:font-size-complex="12pt"/>
    </style:style>
    <style:style style:name="T8" style:family="text">
      <style:text-properties fo:color="#000000" fo:font-size="10pt" style:font-size-asian="10pt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6a3e3e" style:font-name="Monospace" fo:font-size="10pt" style:font-size-asian="10pt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0000c0" style:font-name="Monospace" fo:font-size="10pt" style:font-size-asian="10pt"/>
    </style:style>
    <style:style style:name="T14" style:family="text">
      <style:text-properties fo:color="#0000c0" style:font-name="Monospace" fo:font-size="10pt" style:font-size-asian="10pt"/>
    </style:style>
    <style:style style:name="T15" style:family="text">
      <style:text-properties fo:color="#1a1a1a" style:font-name="Monospace" fo:font-size="10pt" style:font-size-asian="10pt"/>
    </style:style>
    <style:style style:name="T16" style:family="text">
      <style:text-properties fo:color="#1a1a1a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1a1a1a" style:font-name="Monospace" fo:font-size="10pt" style:font-size-asian="10pt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style:font-name="DejaVu Sans Mono" fo:font-size="10pt" style:font-size-asian="10pt" style:font-size-complex="10pt"/>
    </style:style>
    <style:style style:name="T20" style:family="text">
      <style:text-properties fo:color="#3f7f5f" style:font-name="Monospace" fo:font-size="10pt" style:font-size-asian="10pt"/>
    </style:style>
    <style:style style:name="T21" style:family="text">
      <style:text-properties style:font-name="Monospace" fo:font-size="10pt" style:font-size-asian="10pt"/>
    </style:style>
    <style:style style:name="T22" style:family="text">
      <style:text-properties fo:color="#0000ff" style:font-name="Monospace" fo:font-size="10pt" style:font-size-asian="10pt"/>
    </style:style>
    <style:style style:name="T23" style:family="text">
      <style:text-properties fo:color="#ff0000"/>
    </style:style>
    <style:style style:name="T24" style:family="text">
      <style:text-properties fo:color="#ff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Comandi dal Server e risposte volute dal Client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Chiamata di funzione durante il turno</text:p>
          </table:table-cell>
          <table:table-cell table:style-name="Table2.B1" office:value-type="string">
            <text:p text:style-name="P93">In TimeController.mainLoop():<text:line-break/><text:span text:style-name="T2">Shorthand.</text:span><text:span text:style-name="T3">announcer</text:span><text:span text:style-name="T2">(</text:span><text:span text:style-name="T9">current</text:span><text:span text:style-name="T2">).announceNewTurn(</text:span><text:span text:style-name="T13">turnNumber</text:span><text:span text:style-name="T2">,</text:span><text:span text:style-name="T9">current</text:span><text:span text:style-name="T2">.getName()))</text:span></text:p>
            <text:p text:style-name="P39"/>
          </table:table-cell>
        </table:table-row>
        <table:table-row>
          <table:table-cell table:style-name="Table2.A2" office:value-type="string">
            <text:p text:style-name="P40">Effetto voluto sul Client - Terminal </text:p>
            <text:p text:style-name="P40">(la stringa da stampare)</text:p>
          </table:table-cell>
          <table:table-cell table:style-name="Table2.B2" office:value-type="string">
            <text:p text:style-name="P73"><text:span text:style-name="T11">**********</text:span><text:span text:style-name="T15"> </text:span><text:span text:style-name="T11">Turn</text:span><text:span text:style-name="T15"> </text:span><text:span text:style-name="T11">number:</text:span><text:span text:style-name="T15"> </text:span><text:span text:style-name="T11">%s</text:span><text:span text:style-name="T15"> </text:span><text:span text:style-name="T11">*</text:span><text:span text:style-name="T15"> </text:span><text:span text:style-name="T11">Now</text:span><text:span text:style-name="T15"> </text:span><text:span text:style-name="T11">Playing</text:span><text:span text:style-name="T15"> </text:span><text:span text:style-name="T11">:</text:span><text:span text:style-name="T15"> </text:span><text:span text:style-name="T11">%s</text:span><text:span text:style-name="T15"> </text:span><text:span text:style-name="T11">**********</text:span></text:p>
          </table:table-cell>
        </table:table-row>
        <table:table-row>
          <table:table-cell table:style-name="Table2.A2" office:value-type="string">
            <text:p text:style-name="P40">Effetto voluto sul Client - Swing</text:p>
          </table:table-cell>
          <table:table-cell table:style-name="Table2.B2" office:value-type="string">
            <text:p text:style-name="P93"><text:span text:style-name="T2">UpdaterSwing.startTurn(</text:span><text:span text:style-name="T9">turnNumber</text:span><text:span text:style-name="T2">, </text:span><text:span text:style-name="T9">playerName</text:span><text:span text:style-name="T2">)</text:span></text:p>
          </table:table-cell>
        </table:table-row>
      </table:table>
      <text:p text:style-name="Standard"/>
      <text:p text:style-name="Standard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Chiamata di funzione durante il turno</text:p>
          </table:table-cell>
          <table:table-cell table:style-name="Table3.B1" office:value-type="string">
            <text:p text:style-name="P94">In TurnHandler.hailPlayer(),</text:p>
            <text:p text:style-name="P3"><text:span text:style-name="T2">UserMessagesReporter.</text:span><text:span text:style-name="T3">getReporterInstance</text:span><text:span text:style-name="T2">(</text:span><text:span text:style-name="T13">currentPlayer</text:span><text:span text:style-name="T2">).reportStartMyTurn(myName, myPos);</text:span></text:p>
            <text:p text:style-name="P44"/>
          </table:table-cell>
        </table:table-row>
        <table:table-row>
          <table:table-cell table:style-name="Table3.A2" office:value-type="string">
            <text:p text:style-name="P40">Effetto voluto sul Client - Terminal </text:p>
            <text:p text:style-name="P40">(la stringa da stampare)</text:p>
          </table:table-cell>
          <table:table-cell table:style-name="Table3.B2" office:value-type="string">
            <text:p text:style-name="P73"><text:span text:style-name="T11">Hello</text:span><text:span text:style-name="T15"> </text:span><text:span text:style-name="T11">player</text:span><text:span text:style-name="T15"> </text:span><text:span text:style-name="T11">%s,</text:span><text:span text:style-name="T15"> </text:span><text:span text:style-name="T11">you</text:span><text:span text:style-name="T15"> </text:span><text:span text:style-name="T11">are</text:span><text:span text:style-name="T15"> </text:span><text:span text:style-name="T11">located</text:span><text:span text:style-name="T15"> </text:span><text:span text:style-name="T11">in</text:span><text:span text:style-name="T15"> </text:span><text:span text:style-name="T11">%s</text:span><text:span text:style-name="T15"> </text:span><text:span text:style-name="T11">and</text:span><text:span text:style-name="T15"> </text:span><text:span text:style-name="T11">it's</text:span><text:span text:style-name="T15"> </text:span><text:span text:style-name="T11">your</text:span><text:span text:style-name="T15"> </text:span><text:span text:style-name="T11">turn</text:span><text:span text:style-name="T15"> </text:span><text:span text:style-name="T11">to</text:span><text:span text:style-name="T15"> </text:span><text:span text:style-name="T11">move</text:span></text:p>
            <text:p text:style-name="P39"/>
          </table:table-cell>
        </table:table-row>
        <table:table-row>
          <table:table-cell table:style-name="Table3.A2" office:value-type="string">
            <text:p text:style-name="P40">Effetto voluto sul Client - Swing</text:p>
          </table:table-cell>
          <table:table-cell table:style-name="Table3.B2" office:value-type="string">
            <text:p text:style-name="P73"><text:span text:style-name="T2">UpdaterSwing.startMyTurn(String </text:span><text:span text:style-name="T9">myName</text:span><text:span text:style-name="T2">, String </text:span><text:span text:style-name="T9">myPos</text:span><text:span text:style-name="T2">)</text:span>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0">Chiamata di funzione durante il turno</text:p>
          </table:table-cell>
          <table:table-cell table:style-name="Table4.B1" office:value-type="string">
            <text:p text:style-name="P45">In TurnHandler.hailPlayer(),</text:p>
            <text:p text:style-name="P74"><text:span text:style-name="T2">UserMessagesReporter.</text:span><text:span text:style-name="T3">getReporterInstance</text:span><text:span text:style-name="T2">(</text:span><text:span text:style-name="T13">currentPlayer</text:span><text:span text:style-name="T2">).relayMessage(String.</text:span><text:span text:style-name="T3">format</text:span><text:span text:style-name="T2">(StringRes.</text:span><text:span text:style-name="T3">getString</text:span><text:span text:style-name="T2">(</text:span><text:span text:style-name="T11">"messaging.hail.deadPlayer"</text:span><text:span text:style-name="T2">),</text:span><text:span text:style-name="T13">currentPlayer</text:span><text:span text:style-name="T2">.getName()));</text:span></text:p>
          </table:table-cell>
        </table:table-row>
        <table:table-row>
          <table:table-cell table:style-name="Table4.A2" office:value-type="string">
            <text:p text:style-name="P40">Effetto voluto sul Client - Terminal </text:p>
            <text:p text:style-name="P40">(la stringa da stampare)</text:p>
          </table:table-cell>
          <table:table-cell table:style-name="Table4.B2" office:value-type="string">
            <text:p text:style-name="P73"><text:span text:style-name="T11">Hello</text:span><text:span text:style-name="T15"> </text:span><text:span text:style-name="T11">player</text:span><text:span text:style-name="T15"> </text:span><text:span text:style-name="T11">%s,</text:span><text:span text:style-name="T15"> </text:span><text:span text:style-name="T11">you're</text:span><text:span text:style-name="T15"> </text:span><text:span text:style-name="T11">dead</text:span></text:p>
            <text:p text:style-name="P10"/>
            <text:p text:style-name="P39"/>
          </table:table-cell>
        </table:table-row>
        <table:table-row>
          <table:table-cell table:style-name="Table4.A2" office:value-type="string">
            <text:p text:style-name="P40">Effetto voluto sul Client - Swing</text:p>
          </table:table-cell>
          <table:table-cell table:style-name="Table4.B2" office:value-type="string">
            <text:p text:style-name="P46">Per ora niente</text:p>
            <text:p text:style-name="P46">{ (non è necessario, ma si potrebbe inserire un model update – MyPlayerStatus=dead + </text:p>
            <text:p text:style-name="P46">forse anche turnStatusField) }</text:p>
          </table:table-cell>
        </table:table-row>
      </table:table>
      <text:p text:style-name="P2"/>
      <text:p text:style-name="P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42">Chiamata di funzione durante il turno</text:p>
          </table:table-cell>
          <table:table-cell table:style-name="Table20.B1" office:value-type="string">
            <text:p text:style-name="P95">In UserMessagesReporterSocket.askForMovement(),</text:p>
            <text:p text:style-name="P87"><text:span text:style-name="T13">interfaceWithUser</text:span><text:span text:style-name="T2">.getClient().askForMovement();</text:span></text:p>
          </table:table-cell>
        </table:table-row>
        <table:table-row>
          <table:table-cell table:style-name="Table20.A2" office:value-type="string">
            <text:p text:style-name="P42">Effetto voluto sul Client - Terminal </text:p>
            <text:p text:style-name="P42">(la stringa da stampare)</text:p>
          </table:table-cell>
          <table:table-cell table:style-name="Table20.B2" office:value-type="string">
            <text:p text:style-name="P75"><text:span text:style-name="T11">you</text:span><text:span text:style-name="T15"> </text:span><text:span text:style-name="T11">have</text:span><text:span text:style-name="T15"> </text:span><text:span text:style-name="T11">to</text:span><text:span text:style-name="T15"> </text:span><text:span text:style-name="T11">move</text:span><text:span text:style-name="T15"> </text:span><text:span text:style-name="T11">your</text:span><text:span text:style-name="T15"> </text:span><text:span text:style-name="T11">character</text:span><text:span text:style-name="T15"> </text:span><text:span text:style-name="T11">on</text:span><text:span text:style-name="T15"> </text:span><text:span text:style-name="T11">the</text:span><text:span text:style-name="T15"> </text:span><text:span text:style-name="T11">map</text:span></text:p>
            <text:p text:style-name="P70"/>
          </table:table-cell>
        </table:table-row>
        <table:table-row>
          <table:table-cell table:style-name="Table20.A2" office:value-type="string">
            <text:p text:style-name="P42">Effetto voluto sul Client - Swing</text:p>
          </table:table-cell>
          <table:table-cell table:style-name="Table20.B2" office:value-type="string">
            <text:p text:style-name="P71">UpdaterSwing.askForMovement()</text:p>
          </table:table-cell>
        </table:table-row>
      </table:table>
      <text:p text:style-name="P33"/>
      <text:p text:style-name="P33"/>
      <text:p text:style-name="P33"/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110">Chiamata di funzione durante il turno</text:p>
          </table:table-cell>
          <table:table-cell table:style-name="Table16.B1" office:value-type="string">
            <text:p text:style-name="P108">In <text:span text:style-name="T4">TurnHandler, con catch(PlayerCanNotEnterException):</text:span></text:p>
            <text:p text:style-name="P89"><text:span text:style-name="T13">reporter</text:span><text:span text:style-name="T2">.relayMessage(</text:span><text:span text:style-name="T9">exceptionMessage</text:span><text:span text:style-name="T2">);</text:span></text:p>
            <text:p text:style-name="P112"><text:span text:style-name="T1"/></text:p>
          </table:table-cell>
        </table:table-row>
        <table:table-row>
          <table:table-cell table:style-name="Table16.A2" office:value-type="string">
            <text:p text:style-name="P110">Effetto voluto sul Client - Terminal </text:p>
            <text:p text:style-name="P110">(la stringa da stampare)</text:p>
          </table:table-cell>
          <table:table-cell table:style-name="Table16.B2" office:value-type="string">
            <text:p text:style-name="P90"><text:span text:style-name="T11">PlayerCanNotEnterException: the intended destination can not be reached by members of your team.</text:span></text:p>
          </table:table-cell>
        </table:table-row>
        <table:table-row>
          <table:table-cell table:style-name="Table16.A2" office:value-type="string">
            <text:p text:style-name="P110">Effetto voluto sul Client - Swing</text:p>
          </table:table-cell>
          <table:table-cell table:style-name="Table16.B2" office:value-type="string">
            <text:p text:style-name="P111">UpdaterSwing.showMovementException(exceptionMessage)</text:p>
          </table:table-cell>
        </table:table-row>
      </table:table>
      <text:p text:style-name="P88"/>
      <text:p text:style-name="P88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43">Chiamata di funzione durante il turno</text:p>
          </table:table-cell>
          <table:table-cell table:style-name="Table21.B1" office:value-type="string">
            <text:p text:style-name="P96">In TurnHandler.farewellPlayer(),</text:p>
            <text:p text:style-name="P34"><text:span text:style-name="T2">UserMessagesReporter.</text:span><text:span text:style-name="T3">getReporterInstance</text:span><text:span text:style-name="T2">(</text:span><text:span text:style-name="T13">currentPlayer</text:span><text:span text:style-name="T2">).relayMessage(<text:tab/>StringRes.</text:span><text:span text:style-name="T3">getString</text:span><text:span text:style-name="T2">(</text:span><text:span text:style-name="T11">"messaging.farewell"</text:span><text:span text:style-name="T2">));</text:span></text:p>
            <text:p text:style-name="P84"/>
          </table:table-cell>
        </table:table-row>
        <table:table-row>
          <table:table-cell table:style-name="Table21.A2" office:value-type="string">
            <text:p text:style-name="P43">Effetto voluto sul Client - Terminal </text:p>
            <text:p text:style-name="P43">(la stringa da stampare)</text:p>
          </table:table-cell>
          <table:table-cell table:style-name="Table21.B2" office:value-type="string">
            <text:p text:style-name="P76"><text:span text:style-name="T11">Your</text:span><text:span text:style-name="T15"> </text:span><text:span text:style-name="T11">turn</text:span><text:span text:style-name="T15"> </text:span><text:span text:style-name="T11">is</text:span><text:span text:style-name="T15"> </text:span><text:span text:style-name="T11">now</text:span><text:span text:style-name="T15"> </text:span><text:span text:style-name="T11">over</text:span></text:p>
            <text:p text:style-name="P72"/>
          </table:table-cell>
        </table:table-row>
        <table:table-row>
          <table:table-cell table:style-name="Table21.A2" office:value-type="string">
            <text:p text:style-name="P43">Effetto voluto sul Client - Swing</text:p>
          </table:table-cell>
          <table:table-cell table:style-name="Table21.B2" office:value-type="string">
            <text:p text:style-name="P72">UpdaterSwing.notMyTurn()</text:p>
          </table:table-cell>
        </table:table-row>
      </table:table>
      <text:p text:style-name="P85"/>
      <text:p text:style-name="P3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0">Chiamata di funzione durante il turno</text:p>
          </table:table-cell>
          <table:table-cell table:style-name="Table5.B1" office:value-type="string">
            <text:p text:style-name="P97">In TurnHandlerHuman.turnBeforeMove()</text:p>
            <text:p text:style-name="P4"><text:span text:style-name="T13">reporter</text:span><text:span text:style-name="T2">.askIfObjectCard(),</text:span></text:p>
            <text:p text:style-name="P11"/>
            <text:p text:style-name="P17">e in questo:</text:p>
            <text:p text:style-name="P4"><text:span text:style-name="T2">reporter.askForYesNoChoice(String </text:span><text:span text:style-name="T9">question</text:span><text:span text:style-name="T2">),</text:span></text:p>
            <text:p text:style-name="P11"/>
            <text:p text:style-name="P17">e in questo:</text:p>
            <text:p text:style-name="P4"><text:span text:style-name="T13">interfaceWithUser</text:span><text:span text:style-name="T2">.writeToClient(</text:span><text:span text:style-name="T9">question</text:span><text:span text:style-name="T2">);</text:span></text:p>
            <text:p text:style-name="P35"><text:span text:style-name="T2">ioGetBinaryChoice(</text:span><text:span text:style-name="T9">defaultChoice</text:span><text:span text:style-name="T2">,</text:span><text:span text:style-name="T11">"yes"</text:span><text:span text:style-name="T2">,</text:span><text:span text:style-name="T11">"no"</text:span><text:span text:style-name="T2">).toLowerCase();</text:span></text:p>
          </table:table-cell>
        </table:table-row>
        <table:table-row>
          <table:table-cell table:style-name="Table5.A2" office:value-type="string">
            <text:p text:style-name="P40">Effetto voluto sul Client - Terminal </text:p>
            <text:p text:style-name="P40">(la stringa da stampare)</text:p>
          </table:table-cell>
          <table:table-cell table:style-name="Table5.B2" office:value-type="string">
            <text:p text:style-name="P73"><text:span text:style-name="T11">Do</text:span><text:span text:style-name="T15"> </text:span><text:span text:style-name="T11">you</text:span><text:span text:style-name="T15"> </text:span><text:span text:style-name="T11">want</text:span><text:span text:style-name="T15"> </text:span><text:span text:style-name="T11">to</text:span><text:span text:style-name="T15"> </text:span><text:span text:style-name="T11">play</text:span><text:span text:style-name="T15"> </text:span><text:span text:style-name="T11">an</text:span><text:span text:style-name="T15"> </text:span><text:span text:style-name="T11">object</text:span><text:span text:style-name="T15"> </text:span><text:span text:style-name="T11">card?</text:span></text:p>
            <text:p text:style-name="P5"><text:span text:style-name="T11">please</text:span><text:span text:style-name="T15"> </text:span><text:span text:style-name="T11">enter</text:span><text:span text:style-name="T15"> </text:span><text:span text:style-name="T11">'yes'</text:span><text:span text:style-name="T15"> </text:span><text:span text:style-name="T11">or</text:span><text:span text:style-name="T15"> </text:span><text:span text:style-name="T11">'no'</text:span></text:p>
          </table:table-cell>
        </table:table-row>
        <table:table-row>
          <table:table-cell table:style-name="Table5.A2" office:value-type="string">
            <text:p text:style-name="P40">Effetto voluto sul Client - Swing</text:p>
          </table:table-cell>
          <table:table-cell table:style-name="Table5.B2" office:value-type="string">
            <text:p text:style-name="P98">In UpdaterSwing,</text:p>
            <text:p text:style-name="P6"><text:span text:style-name="T18">if</text:span><text:span text:style-name="T2"> (</text:span><text:span text:style-name="T9">askForAttack</text:span><text:span text:style-name="T2">.matches()|| </text:span><text:span text:style-name="T9">askForObject</text:span><text:span text:style-name="T2">.matches()) <text:s/></text:span></text:p>
            <text:p text:style-name="P6"><text:span text:style-name="T2"><text:s text:c="4"/>{askForYesNo(</text:span><text:span text:style-name="T9">message</text:span><text:span text:style-name="T2">);}</text:span>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Chiamata di funzione durante il turno</text:p>
          </table:table-cell>
          <table:table-cell table:style-name="Table6.B1" office:value-type="string">
            <text:p text:style-name="P99">In TurnHandler.turnMove(),</text:p>
            <text:p text:style-name="P19"/>
            <text:p text:style-name="P7"><text:span text:style-name="T13">moveCommand</text:span><text:span text:style-name="T2"> = </text:span><text:span text:style-name="T13">reporter</text:span><text:span text:style-name="T2">.askForMovement(</text:span><text:span text:style-name="T13">map</text:span><text:span text:style-name="T2">.getPlayerAlphaNumPosition(</text:span><text:span text:style-name="T13">currentPlayer</text:span><text:span text:style-name="T2">));</text:span></text:p>
            <text:p text:style-name="P47"/>
            <text:p text:style-name="P47">e in questo:</text:p>
            <text:p text:style-name="P8"><text:span text:style-name="T13">interfaceWithUser</text:span><text:span text:style-name="T2">.writeToClient(StringRes.</text:span><text:span text:style-name="T3">getString</text:span><text:span text:style-name="T2">(</text:span><text:span text:style-name="T11">"messaging.timeToMove"</text:span><text:span text:style-name="T2">));</text:span></text:p>
            <text:p text:style-name="P8"><text:span text:style-name="T9">destination</text:span><text:span text:style-name="T2"> = ioGetPosition(</text:span><text:span text:style-name="T9">playerCurrentPos</text:span><text:span text:style-name="T2">);</text:span></text:p>
            <text:p text:style-name="P52"/>
            <text:p text:style-name="P52"><text:soft-page-break/>e in questo:</text:p>
            <text:p text:style-name="P8"><text:span text:style-name="T13">interfaceWithUser</text:span><text:span text:style-name="T2">.writeToClient(String.</text:span><text:span text:style-name="T3">format</text:span><text:span text:style-name="T2">(</text:span></text:p>
            <text:p text:style-name="P35"><text:span text:style-name="T2"><text:tab/><text:tab/><text:tab/><text:tab/>StringRes.</text:span><text:span text:style-name="T3">getString</text:span><text:span text:style-name="T2">(</text:span><text:span text:style-name="T11">"messaging.askForPosition"</text:span><text:span text:style-name="T2">)));</text:span></text:p>
            <text:p text:style-name="P47"/>
          </table:table-cell>
        </table:table-row>
        <table:table-row>
          <table:table-cell table:style-name="Table6.A2" office:value-type="string">
            <text:p text:style-name="P40">Effetto voluto sul Client - Terminal </text:p>
            <text:p text:style-name="P40">(la stringa da stampare)</text:p>
          </table:table-cell>
          <table:table-cell table:style-name="Table6.B2" office:value-type="string">
            <text:p text:style-name="P73"><text:span text:style-name="T11">you</text:span><text:span text:style-name="T15"> </text:span><text:span text:style-name="T11">have</text:span><text:span text:style-name="T15"> </text:span><text:span text:style-name="T11">to</text:span><text:span text:style-name="T15"> </text:span><text:span text:style-name="T11">move</text:span><text:span text:style-name="T15"> </text:span><text:span text:style-name="T11">your</text:span><text:span text:style-name="T15"> </text:span><text:span text:style-name="T11">character</text:span><text:span text:style-name="T15"> </text:span><text:span text:style-name="T11">on</text:span><text:span text:style-name="T15"> </text:span><text:span text:style-name="T11">the</text:span><text:span text:style-name="T15"> </text:span><text:span text:style-name="T11">map</text:span></text:p>
            <text:p text:style-name="P2"><text:span text:style-name="T11">please</text:span><text:span text:style-name="T15"> </text:span><text:span text:style-name="T11">enter</text:span><text:span text:style-name="T15"> </text:span><text:span text:style-name="T11">a</text:span><text:span text:style-name="T15"> </text:span><text:span text:style-name="T11">valid</text:span><text:span text:style-name="T15"> </text:span><text:span text:style-name="T11">position</text:span><text:span text:style-name="T15"> </text:span><text:span text:style-name="T11">(es.</text:span><text:span text:style-name="T15"> </text:span><text:span text:style-name="T11">A05)</text:span></text:p>
          </table:table-cell>
        </table:table-row>
        <table:table-row>
          <table:table-cell table:style-name="Table6.A2" office:value-type="string">
            <text:p text:style-name="P40">Effetto voluto sul Client - Swing</text:p>
          </table:table-cell>
          <table:table-cell table:style-name="Table6.B2" office:value-type="string">
            <text:p text:style-name="P48">In UpdaterSwing.askForMovement</text:p>
            <text:p text:style-name="P48">view.notifyUser(“..”) </text:p>
            <text:p text:style-name="P48">view.bindPositionSender()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Chiamata di funzione durante il turno</text:p>
          </table:table-cell>
          <table:table-cell table:style-name="Table7.B1" office:value-type="string">
            <text:p text:style-name="P100">In TurnHandler.turnMove(),</text:p>
            <text:p text:style-name="P49">se <text:span text:style-name="T19">catch(Exception e)</text:span></text:p>
            <text:p text:style-name="P9"><text:span text:style-name="T13">reporter</text:span><text:span text:style-name="T2">.</text:span><text:span text:style-name="T24">relayMessage</text:span><text:span text:style-name="T2">(</text:span><text:span text:style-name="T9">exceptionMessage</text:span><text:span text:style-name="T2">);</text:span></text:p>
            <text:p text:style-name="P49"/>
          </table:table-cell>
        </table:table-row>
        <table:table-row>
          <table:table-cell table:style-name="Table7.A2" office:value-type="string">
            <text:p text:style-name="P40">Effetto voluto sul Client - Terminal </text:p>
            <text:p text:style-name="P40">(la stringa da stampare)</text:p>
          </table:table-cell>
          <table:table-cell table:style-name="Table7.B2" office:value-type="string">
            <text:p text:style-name="P50">DestinationUnreachableException: ...</text:p>
          </table:table-cell>
        </table:table-row>
        <table:table-row>
          <table:table-cell table:style-name="Table7.A2" office:value-type="string">
            <text:p text:style-name="P40">Effetto voluto sul Client - Swing</text:p>
          </table:table-cell>
          <table:table-cell table:style-name="Table7.B2" office:value-type="string">
            <text:p text:style-name="P77"><text:span text:style-name="T23">showMovementException</text:span>(String exceptionMessage)</text:p>
            <text:p text:style-name="P49">{ <text:s text:c="3"/><text:span text:style-name="T2">view.notifyUser(exceptionMessage)</text:span> [n: al momento non funziona]</text:p>
            <text:p text:style-name="P49"><text:span text:style-name="T2"><text:s text:c="3"/>askForMovement() </text:span>[questo funziona; di fatto, richiede immediatamente un'altro movimento; si potrebbe unificarli in un unico prompt] }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0">Chiamata di funzione durante il turno</text:p>
          </table:table-cell>
          <table:table-cell table:style-name="Table8.B1" office:value-type="string">
            <text:p text:style-name="P101">In TurnHandler.move(), after the move, </text:p>
            <text:p text:style-name="P20"><text:span text:style-name="T2">UserMessagesReporter.</text:span><text:span text:style-name="T3">getReporterInstance</text:span><text:span text:style-name="T2">(</text:span><text:span text:style-name="T13">currentPlayer</text:span><text:span text:style-name="T2">).reportMyUserPosition(</text:span><text:span text:style-name="T13">map</text:span><text:span text:style-name="T2">.getPlayerAlphaNumPosition(</text:span><text:span text:style-name="T13">currentPlayer</text:span><text:span text:style-name="T2">));</text:span></text:p>
            <text:p text:style-name="P13"/>
            <text:p text:style-name="P54">e in questo:</text:p>
            <text:p text:style-name="P21"><text:span text:style-name="T2">relayMessage(String.</text:span><text:span text:style-name="T3">format</text:span><text:span text:style-name="T2">(StringRes.</text:span><text:span text:style-name="T3">getString</text:span><text:span text:style-name="T2">(</text:span><text:span text:style-name="T11">"messaging.hereYouAre"</text:span><text:span text:style-name="T2">),</text:span><text:span text:style-name="T9">position</text:span><text:span text:style-name="T2">));</text:span></text:p>
            <text:p text:style-name="P54"/>
          </table:table-cell>
        </table:table-row>
        <table:table-row>
          <table:table-cell table:style-name="Table8.A2" office:value-type="string">
            <text:p text:style-name="P40">Effetto voluto sul Client - Terminal </text:p>
            <text:p text:style-name="P40">(la stringa da stampare)</text:p>
          </table:table-cell>
          <table:table-cell table:style-name="Table8.B2" office:value-type="string">
            <text:p text:style-name="P73"><text:span text:style-name="T11">Your</text:span><text:span text:style-name="T15"> </text:span><text:span text:style-name="T11">location</text:span><text:span text:style-name="T15"> </text:span><text:span text:style-name="T11">is:</text:span><text:span text:style-name="T15"> </text:span><text:span text:style-name="T11">K5</text:span></text:p>
            <text:p text:style-name="P39"/>
          </table:table-cell>
        </table:table-row>
        <table:table-row>
          <table:table-cell table:style-name="Table8.A2" office:value-type="string">
            <text:p text:style-name="P40">Effetto voluto sul Client - Swing</text:p>
          </table:table-cell>
          <table:table-cell table:style-name="Table8.B2" office:value-type="string">
            <text:p text:style-name="P102">Update Model, e quindi anche la View.</text:p>
            <text:p text:style-name="P14">setMyPosition(String myPos)</text:p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0">Chiamata di funzione durante il turno</text:p>
          </table:table-cell>
          <table:table-cell table:style-name="Table9.B1" office:value-type="string">
            <text:p text:style-name="P103">In TurnHandlerAlien(/Human).turnLand(),</text:p>
            <text:p text:style-name="P22"><text:span text:style-name="T13">reporter</text:span><text:span text:style-name="T2">.askIfAttack()</text:span></text:p>
            <text:p text:style-name="P15"/>
            <text:p text:style-name="P55">e in questo:</text:p>
            <text:p text:style-name="P22"><text:span text:style-name="T18">return</text:span><text:span text:style-name="T2"> askForYesNoChoice(</text:span><text:span text:style-name="T9">message</text:span><text:span text:style-name="T2">);</text:span></text:p>
            <text:p text:style-name="P15"/>
            <text:p text:style-name="P56">e in questo:</text:p>
            <text:p text:style-name="P23"><text:soft-page-break/><text:span text:style-name="T2">String </text:span><text:span text:style-name="T9">ans</text:span><text:span text:style-name="T2"> = ioGetBinaryChoice(</text:span><text:span text:style-name="T9">defaultChoice</text:span><text:span text:style-name="T2">,</text:span><text:span text:style-name="T11">"yes"</text:span><text:span text:style-name="T2">,</text:span><text:span text:style-name="T11">"no"</text:span><text:span text:style-name="T2">)</text:span></text:p>
            <text:p text:style-name="P56"/>
          </table:table-cell>
        </table:table-row>
        <table:table-row>
          <table:table-cell table:style-name="Table9.A2" office:value-type="string">
            <text:p text:style-name="P40">Effetto voluto sul Client - Terminal </text:p>
            <text:p text:style-name="P40">(la stringa da stampare)</text:p>
          </table:table-cell>
          <table:table-cell table:style-name="Table9.B2" office:value-type="string">
            <text:p text:style-name="P81"><text:span text:style-name="T11">do</text:span><text:span text:style-name="T15"> </text:span><text:span text:style-name="T11">you</text:span><text:span text:style-name="T15"> </text:span><text:span text:style-name="T11">want</text:span><text:span text:style-name="T15"> </text:span><text:span text:style-name="T11">to</text:span><text:span text:style-name="T15"> </text:span><text:span text:style-name="T11">attack? </text:span></text:p>
            <text:p text:style-name="P26">Please enter 'yes' or 'no'</text:p>
          </table:table-cell>
        </table:table-row>
        <table:table-row>
          <table:table-cell table:style-name="Table9.A2" office:value-type="string">
            <text:p text:style-name="P40">Effetto voluto sul Client - Swing</text:p>
          </table:table-cell>
          <table:table-cell table:style-name="Table9.B2" office:value-type="string">
            <text:p text:style-name="P98">In UpdaterSwing,</text:p>
            <text:p text:style-name="P6"><text:span text:style-name="T18">if</text:span><text:span text:style-name="T2"> (</text:span><text:span text:style-name="T9">askForAttack</text:span><text:span text:style-name="T2">.matches()|| </text:span><text:span text:style-name="T9">askForObject</text:span><text:span text:style-name="T2">.matches()) <text:s/></text:span></text:p>
            <text:p text:style-name="P6"><text:span text:style-name="T2"><text:s text:c="4"/>{askForYesNo(</text:span><text:span text:style-name="T9">message</text:span><text:span text:style-name="T2">);}</text:span></text:p>
            <text:p text:style-name="P12">e in questo:</text:p>
            <text:p text:style-name="P12">view.relayYesNoDialog(question);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0">Chiamata di funzione durante il turno</text:p>
          </table:table-cell>
          <table:table-cell table:style-name="Table10.B1" office:value-type="string">
            <text:p text:style-name="P77">In TurnHandler.commonLandingLogic() </text:p>
            <text:p text:style-name="P35"><text:span text:style-name="T13">cardAction</text:span><text:span text:style-name="T2"> = </text:span><text:span text:style-name="T13">cellAction</text:span><text:span text:style-name="T2">.execute(</text:span><text:span text:style-name="T13">currentPlayer</text:span><text:span text:style-name="T2">, </text:span><text:span text:style-name="T13">map</text:span><text:span text:style-name="T2">, </text:span><text:span text:style-name="T13">decks</text:span><text:span text:style-name="T2">);</text:span></text:p>
            <text:p text:style-name="P37"/>
            <text:p text:style-name="P35"><text:span text:style-name="T13">cardAction</text:span><text:span text:style-name="T2">.execute(</text:span><text:span text:style-name="T13">currentPlayer</text:span><text:span text:style-name="T2">, </text:span><text:span text:style-name="T13">map</text:span><text:span text:style-name="T2">, </text:span><text:span text:style-name="T13">decks</text:span><text:span text:style-name="T2">); <text:s/></text:span><text:span text:style-name="T20">// make noise/silence/whatever</text:span></text:p>
            <text:p text:style-name="P38"><text:tab/><text:tab/></text:p>
            <text:p text:style-name="P36"><text:span text:style-name="T18">if</text:span><text:span text:style-name="T2"> (</text:span><text:span text:style-name="T13">cardAction</text:span><text:span text:style-name="T2">.hasObjectCard()) {</text:span></text:p>
            <text:p text:style-name="P35"><text:span text:style-name="T2"><text:s text:c="3"/></text:span><text:span text:style-name="T13">cardAction</text:span><text:span text:style-name="T2"> = </text:span><text:span text:style-name="T18">new</text:span><text:span text:style-name="T2"> DrawObjectCard();</text:span></text:p>
            <text:p text:style-name="P35"><text:span text:style-name="T2"><text:s text:c="3"/></text:span><text:span text:style-name="T13">cardAction</text:span><text:span text:style-name="T2">.execute(</text:span><text:span text:style-name="T13">currentPlayer</text:span><text:span text:style-name="T2">, </text:span><text:span text:style-name="T13">map</text:span><text:span text:style-name="T2">, </text:span><text:span text:style-name="T13">decks</text:span><text:span text:style-name="T2">); <text:s/></text:span><text:span text:style-name="T20">// actually draw the object card</text:span></text:p>
            <text:p text:style-name="P37"><text:s/>}</text:p>
            <text:p text:style-name="P37">}</text:p>
            <text:p text:style-name="Standard"/>
          </table:table-cell>
        </table:table-row>
        <table:table-row>
          <table:table-cell table:style-name="Table10.A2" office:value-type="string">
            <text:p text:style-name="P40"/>
          </table:table-cell>
          <table:table-cell table:style-name="Table10.B2" office:value-type="string">
            <text:p text:style-name="P57">Vi sono multiple possibilità, elencate qui sotto: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0">Chiamata di funzione durante il turno</text:p>
          </table:table-cell>
          <table:table-cell table:style-name="Table11.B1" office:value-type="string">
            <text:p text:style-name="P79">[cardAction]In CanNotEscape:</text:p>
            <text:p text:style-name="P2"><text:span text:style-name="T2">UserMessagesReporter.</text:span><text:span text:style-name="T3">getReporterInstance</text:span><text:span text:style-name="T2">(</text:span><text:span text:style-name="T9">currentPlayer</text:span><text:span text:style-name="T2">).</text:span></text:p>
            <text:p text:style-name="P35"><text:span text:style-name="T2"><text:tab/><text:tab/><text:tab/></text:span><text:span text:style-name="T16">relayMessage</text:span><text:span text:style-name="T2">(StringRes.</text:span><text:span text:style-name="T3">getString</text:span><text:span text:style-name="T2">(</text:span><text:span text:style-name="T11">"messaging.EscapeHatchDoesNotWork"</text:span><text:span text:style-name="T2">)</text:span></text:p>
            <text:p text:style-name="P39"/>
          </table:table-cell>
        </table:table-row>
        <table:table-row>
          <table:table-cell table:style-name="Table11.A2" office:value-type="string">
            <text:p text:style-name="P40">Effetto voluto sul Client - Terminal </text:p>
            <text:p text:style-name="P40">(la stringa da stampare)</text:p>
          </table:table-cell>
          <table:table-cell table:style-name="Table11.B2" office:value-type="string">
            <text:p text:style-name="P73"><text:span text:style-name="T11">This</text:span><text:span text:style-name="T15"> </text:span><text:span text:style-name="T11">escape</text:span><text:span text:style-name="T15"> </text:span><text:span text:style-name="T11">hatch</text:span><text:span text:style-name="T15"> </text:span><text:span text:style-name="T11">does</text:span><text:span text:style-name="T15"> </text:span><text:span text:style-name="T11">not</text:span><text:span text:style-name="T15"> </text:span><text:span text:style-name="T11">work,</text:span><text:span text:style-name="T15"> </text:span><text:span text:style-name="T11">it</text:span><text:span text:style-name="T15"> </text:span><text:span text:style-name="T11">is</text:span><text:span text:style-name="T15"> </text:span><text:span text:style-name="T11">blocked!</text:span><text:span text:style-name="T15"> </text:span><text:span text:style-name="T11">You</text:span><text:span text:style-name="T15"> </text:span><text:span text:style-name="T11">have</text:span><text:span text:style-name="T15"> </text:span><text:span text:style-name="T11">to</text:span><text:span text:style-name="T15"> </text:span><text:span text:style-name="T11">find</text:span><text:span text:style-name="T15"> </text:span><text:span text:style-name="T11">another</text:span><text:span text:style-name="T15"> </text:span><text:span text:style-name="T11">one!</text:span></text:p>
            <text:p text:style-name="P39"/>
          </table:table-cell>
        </table:table-row>
        <table:table-row>
          <table:table-cell table:style-name="Table11.A2" office:value-type="string">
            <text:p text:style-name="P40">Effetto voluto sul Client - Swing</text:p>
          </table:table-cell>
          <table:table-cell table:style-name="Table11.B2" office:value-type="string">
            <text:p text:style-name="P60">UpdaterSwing.failedEscape()</text:p>
            <text:p text:style-name="P60"/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0">Chiamata di funzione durante il turno</text:p>
          </table:table-cell>
          <table:table-cell table:style-name="Table12.B1" office:value-type="string">
            <text:p text:style-name="P80">[cardAction]In Escape:</text:p>
            <text:p text:style-name="P27"><text:span text:style-name="T4">1)</text:span><text:span text:style-name="T2">UserMessagesReporter.</text:span><text:span text:style-name="T3">getReporterInstance</text:span><text:span text:style-name="T2">(</text:span><text:span text:style-name="T9">currentPlayer</text:span><text:span text:style-name="T2">).reportSuccessfulEscape();</text:span></text:p>
            <text:p text:style-name="P35"><text:span text:style-name="T2">2)Shorthand.</text:span><text:span text:style-name="T3">announcer</text:span><text:span text:style-name="T2">(</text:span><text:span text:style-name="T9">currentPlayer</text:span><text:span text:style-name="T2">).anno</text:span><text:soft-page-break/><text:span text:style-name="T2">unceEscape(</text:span><text:span text:style-name="T9">currentPlayer</text:span><text:span text:style-name="T2">);</text:span></text:p>
            <text:p text:style-name="P18"/>
          </table:table-cell>
        </table:table-row>
        <table:table-row>
          <table:table-cell table:style-name="Table12.A2" office:value-type="string">
            <text:p text:style-name="P40">Effetto voluto sul Client - Terminal </text:p>
            <text:p text:style-name="P40">(la stringa da stampare)</text:p>
          </table:table-cell>
          <table:table-cell table:style-name="Table12.B2" office:value-type="string">
            <text:p text:style-name="P73"><text:span text:style-name="T11">1) Congratulations!</text:span><text:span text:style-name="T15"> </text:span><text:span text:style-name="T11">You</text:span><text:span text:style-name="T15"> </text:span><text:span text:style-name="T11">managed</text:span><text:span text:style-name="T15"> </text:span><text:span text:style-name="T11">to</text:span><text:span text:style-name="T15"> </text:span><text:span text:style-name="T11">escape</text:span><text:span text:style-name="T15"> </text:span><text:span text:style-name="T11">the</text:span><text:span text:style-name="T15"> </text:span><text:span text:style-name="T11">broken</text:span><text:span text:style-name="T15"> </text:span><text:span text:style-name="T11">ship!</text:span></text:p>
            <text:p text:style-name="P28"><text:span text:style-name="T11">2) Player</text:span><text:span text:style-name="T15"> </text:span><text:span text:style-name="T11">%s</text:span><text:span text:style-name="T15"> </text:span><text:span text:style-name="T11">managed</text:span><text:span text:style-name="T15"> </text:span><text:span text:style-name="T11">to</text:span><text:span text:style-name="T15"> </text:span><text:span text:style-name="T11">escape</text:span><text:span text:style-name="T15"> </text:span><text:span text:style-name="T11">from</text:span><text:span text:style-name="T15"> </text:span><text:span text:style-name="T11">the</text:span><text:span text:style-name="T15"> </text:span><text:span text:style-name="T11">%s</text:span></text:p>
            <text:p text:style-name="P28"/>
          </table:table-cell>
        </table:table-row>
        <table:table-row>
          <table:table-cell table:style-name="Table12.A2" office:value-type="string">
            <text:p text:style-name="P40">Effetto voluto sul Client - Swing</text:p>
          </table:table-cell>
          <table:table-cell table:style-name="Table12.B2" office:value-type="string">
            <text:p text:style-name="P61">1) UpdaterSwing.youEscaped()</text:p>
            <text:p text:style-name="P61">2) UpdaterSwing.eventPlayerEscaped(playerName)</text:p>
          </table:table-cell>
        </table:table-row>
      </table:table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Chiamata di funzione durante il turno</text:p>
          </table:table-cell>
          <table:table-cell table:style-name="Table1.B1" office:value-type="string">
            <text:p text:style-name="P104">[cardAction] in NoiseAnywhere:</text:p>
            <text:p text:style-name="P29"><text:span text:style-name="T2">1) </text:span><text:span text:style-name="T9">reporter</text:span><text:span text:style-name="T2">.askForNoisePosition(</text:span><text:span text:style-name="T9">map</text:span><text:span text:style-name="T2">.getPlayerAlphaNumPosition(</text:span><text:span text:style-name="T9">currentPlayer</text:span><text:span text:style-name="T2">));</text:span></text:p>
            <text:p text:style-name="P29"><text:span text:style-name="T2">2) Shorthand.</text:span><text:span text:style-name="T3">announcer</text:span><text:span text:style-name="T2">(</text:span><text:span text:style-name="T9">currentPlayer</text:span><text:span text:style-name="T2">).announceNoise(</text:span><text:span text:style-name="T9">location</text:span><text:span text:style-name="T2">);</text:span></text:p>
            <text:p text:style-name="P16"/>
            <text:p text:style-name="P62"/>
          </table:table-cell>
        </table:table-row>
        <table:table-row>
          <table:table-cell table:style-name="Table1.A2" office:value-type="string">
            <text:p text:style-name="P41">Effetto voluto sul Client - Terminal </text:p>
            <text:p text:style-name="P41">(la stringa da stampare)</text:p>
          </table:table-cell>
          <table:table-cell table:style-name="Table1.B2" office:value-type="string">
            <text:p text:style-name="P82"><text:span text:style-name="T11">1) enter</text:span><text:span text:style-name="T15"> </text:span><text:span text:style-name="T11">the</text:span><text:span text:style-name="T15"> </text:span><text:span text:style-name="T11">coordinates</text:span><text:span text:style-name="T15"> </text:span><text:span text:style-name="T11">where</text:span><text:span text:style-name="T15"> </text:span><text:span text:style-name="T11">you</text:span><text:span text:style-name="T15"> </text:span><text:span text:style-name="T11">want</text:span><text:span text:style-name="T15"> </text:span><text:span text:style-name="T22">to make a noise</text:span></text:p>
            <text:p text:style-name="P51">2) <text:span text:style-name="T21">You</text:span><text:span text:style-name="T21"> </text:span><text:span text:style-name="T21">hear</text:span><text:span text:style-name="T21"> </text:span><text:span text:style-name="T21">noise</text:span><text:span text:style-name="T21"> </text:span><text:span text:style-name="T21">coming</text:span><text:span text:style-name="T21"> </text:span><text:span text:style-name="T21">from</text:span><text:span text:style-name="T21"> </text:span><text:span text:style-name="T21">coordinates</text:span><text:span text:style-name="T21"> </text:span><text:span text:style-name="T21">%s</text:span></text:p>
            <text:p text:style-name="P62"/>
          </table:table-cell>
        </table:table-row>
        <table:table-row>
          <table:table-cell table:style-name="Table1.A2" office:value-type="string">
            <text:p text:style-name="P41">Effetto voluto sul Client - Swing</text:p>
          </table:table-cell>
          <table:table-cell table:style-name="Table1.B2" office:value-type="string">
            <text:p text:style-name="P63">UpdaterSwing.askForNoisePosition()</text:p>
          </table:table-cell>
        </table:table-row>
      </table:table>
      <text:p text:style-name="P24"/>
      <text:p text:style-name="P2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1">Chiamata di funzione durante il turno</text:p>
          </table:table-cell>
          <table:table-cell table:style-name="Table13.B1" office:value-type="string">
            <text:p text:style-name="P105">[playerCommand] in Attack:</text:p>
            <text:p text:style-name="P64">1) <text:span text:style-name="T2">Shorthand.</text:span><text:span text:style-name="T3">announcer</text:span><text:span text:style-name="T2">(</text:span><text:span text:style-name="T9">currentPlayer</text:span><text:span text:style-name="T2">).announceAttack(</text:span><text:span text:style-name="T9">currentPlayer</text:span><text:span text:style-name="T2">, </text:span><text:span text:style-name="T9">myPos</text:span><text:span text:style-name="T2">);</text:span></text:p>
            <text:p text:style-name="P64">2) </text:p>
            <text:p text:style-name="P30"><text:span text:style-name="T2">Shorthand.</text:span><text:span text:style-name="T3">announcer</text:span><text:span text:style-name="T2">(</text:span><text:span text:style-name="T9">currentPlayer</text:span><text:span text:style-name="T2">).announceDeath(</text:span><text:span text:style-name="T9">p</text:span><text:span text:style-name="T2">);</text:span></text:p>
            <text:p text:style-name="P64">3) </text:p>
            <text:p text:style-name="P30"><text:span text:style-name="T2">Shorthand.</text:span><text:span text:style-name="T3">announcer</text:span><text:span text:style-name="T2">(</text:span><text:span text:style-name="T9">currentPlayer</text:span><text:span text:style-name="T2">).announceDefense(</text:span><text:span text:style-name="T9">myPos</text:span><text:span text:style-name="T2">);</text:span></text:p>
            <text:p text:style-name="P64"/>
          </table:table-cell>
        </table:table-row>
        <table:table-row>
          <table:table-cell table:style-name="Table13.A2" office:value-type="string">
            <text:p text:style-name="P41">Effetto voluto sul Client - Terminal </text:p>
            <text:p text:style-name="P41">(la stringa da stampare)</text:p>
          </table:table-cell>
          <table:table-cell table:style-name="Table13.B2" office:value-type="string">
            <text:p text:style-name="P105">1) <text:span text:style-name="T11">Player</text:span><text:span text:style-name="T15"> </text:span><text:span text:style-name="T11">%s</text:span><text:span text:style-name="T15"> </text:span><text:span text:style-name="T11">is</text:span><text:span text:style-name="T15"> </text:span><text:span text:style-name="T11">attacking</text:span><text:span text:style-name="T15"> </text:span><text:span text:style-name="T11">in</text:span><text:span text:style-name="T15"> </text:span><text:span text:style-name="T11">sector</text:span><text:span text:style-name="T15"> </text:span><text:span text:style-name="T11">%s!</text:span></text:p>
            <text:p text:style-name="P64">2) <text:span text:style-name="T11">Player</text:span><text:span text:style-name="T15"> </text:span><text:span text:style-name="T11">%s</text:span><text:span text:style-name="T15"> </text:span><text:span text:style-name="T11">was</text:span><text:span text:style-name="T15"> </text:span><text:span text:style-name="T11">killed!</text:span></text:p>
            <text:p text:style-name="P64">3) <text:span text:style-name="T11">A</text:span><text:span text:style-name="T15"> </text:span><text:span text:style-name="T11">human</text:span><text:span text:style-name="T15"> </text:span><text:span text:style-name="T11">player</text:span><text:span text:style-name="T15"> </text:span><text:span text:style-name="T11">has</text:span><text:span text:style-name="T15"> </text:span><text:span text:style-name="T11">successfully</text:span><text:span text:style-name="T15"> </text:span><text:span text:style-name="T11">defended</text:span><text:span text:style-name="T15"> </text:span><text:span text:style-name="T11">him/herself</text:span><text:span text:style-name="T15"> </text:span><text:span text:style-name="T11">in</text:span><text:span text:style-name="T15"> </text:span><text:span text:style-name="T11">%s!</text:span></text:p>
          </table:table-cell>
        </table:table-row>
        <table:table-row>
          <table:table-cell table:style-name="Table13.A2" office:value-type="string">
            <text:p text:style-name="P41">Effetto voluto sul Client - Swing</text:p>
          </table:table-cell>
          <table:table-cell table:style-name="Table13.B2" office:value-type="string">
            <text:p text:style-name="P65">1) UpdaterSwing.</text:p>
            <text:p text:style-name="P65">2) UpdaterSwing.</text:p>
            <text:p text:style-name="P65">3) UpdaterSwing.eventDefense</text:p>
          </table:table-cell>
        </table:table-row>
      </table:table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1">Chiamata di funzione durante il turno</text:p>
          </table:table-cell>
          <table:table-cell table:style-name="Table14.B1" office:value-type="string">
            <text:p text:style-name="P106">[objectCardAction] In Lights:</text:p>
            <text:p text:style-name="P67">1) <text:span text:style-name="T2">UserMessagesReporter.</text:span><text:span text:style-name="T3">getReporterInstance</text:span><text:span text:style-name="T2">(</text:span><text:span text:style-name="T9">currentPlayer</text:span><text:span text:style-name="T2">).askForLightsPosition(</text:span><text:span text:style-name="T9">map</text:span><text:span text:style-name="T2">.getPlayerAlphaNumPosition(</text:span><text:span text:style-name="T9">currentPlayer</text:span><text:span text:style-name="T2">));</text:span></text:p>
            <text:p text:style-name="P53">2) </text:p>
            <text:p text:style-name="P31"><text:span text:style-name="T2">Shorthand.</text:span><text:span text:style-name="T3">announcer</text:span><text:span text:style-name="T2">(</text:span><text:span text:style-name="T9">currentPlayer</text:span><text:span text:style-name="T2">).announcePlayerPosition(</text:span><text:span text:style-name="T9">p</text:span><text:span text:style-name="T2">, </text:span><text:span text:style-name="T9">s</text:span><text:span text:style-name="T2">);<text:tab/><text:tab/></text:span></text:p>
            <text:p text:style-name="P66"/>
          </table:table-cell>
        </table:table-row>
        <table:table-row>
          <table:table-cell table:style-name="Table14.A2" office:value-type="string">
            <text:p text:style-name="P41">Effetto voluto sul Client - Terminal </text:p>
            <text:p text:style-name="P41">(la stringa da stampare)</text:p>
          </table:table-cell>
          <table:table-cell table:style-name="Table14.B2" office:value-type="string">
            <text:p text:style-name="P83"><text:span text:style-name="T11">1) enter</text:span><text:span text:style-name="T15"> </text:span><text:span text:style-name="T11">the</text:span><text:span text:style-name="T15"> </text:span><text:span text:style-name="T11">position</text:span><text:span text:style-name="T15"> </text:span><text:span text:style-name="T11">of</text:span><text:span text:style-name="T15"> </text:span><text:span text:style-name="T11">the</text:span><text:span text:style-name="T15"> </text:span><text:span text:style-name="T11">cell</text:span><text:span text:style-name="T15"> </text:span><text:span text:style-name="T11">where</text:span><text:span text:style-name="T15"> </text:span><text:span text:style-name="T11">the</text:span><text:span text:style-name="T15"> </text:span><text:span text:style-name="T11">lights</text:span><text:span text:style-name="T15"> </text:span><text:span text:style-name="T11">will</text:span><text:span text:style-name="T15"> </text:span><text:span text:style-name="T11">be</text:span><text:span text:style-name="T15"> </text:span><text:span text:style-name="T11">turned</text:span><text:span text:style-name="T15"> </text:span><text:span text:style-name="T11">on</text:span></text:p>
            <text:p text:style-name="P32"><text:span text:style-name="T11">2) Player</text:span><text:span text:style-name="T15"> </text:span><text:span text:style-name="T11">%s</text:span><text:span text:style-name="T15"> </text:span><text:span text:style-name="T11">identified!</text:span><text:span text:style-name="T15"> </text:span><text:span text:style-name="T11">Location:</text:span><text:span text:style-name="T15"> </text:span><text:span text:style-name="T11">%s</text:span></text:p>
          </table:table-cell>
        </table:table-row>
        <table:table-row>
          <table:table-cell table:style-name="Table14.A2" office:value-type="string">
            <text:p text:style-name="P41">Effetto voluto sul Client - Swing</text:p>
          </table:table-cell>
          <table:table-cell table:style-name="Table14.B2" office:value-type="string">
            <text:p text:style-name="P68">1) UpdaterSwing.askForLightsPosition()</text:p>
            <text:p text:style-name="P68">2) client.eventFoundPlayer(player, location)</text:p>
          </table:table-cell>
        </table:table-row>
      </table:table>
      <text:p text:style-name="P24"/>
      <text:p text:style-name="P2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1">Chiamata di funzione durante il turno</text:p>
          </table:table-cell>
          <table:table-cell table:style-name="Table15.B1" office:value-type="string">
            <text:p text:style-name="P78">[objectCardAction] in Teleport:</text:p>
            <text:p text:style-name="P24"><text:span text:style-name="T2">UserMessagesReporter.</text:span><text:span text:style-name="T3">getReporterInstance</text:span><text:span text:style-name="T2">(</text:span><text:span text:style-name="T9">currentPlayer</text:span><text:span text:style-name="T2">).reportMyUserPosition(</text:span></text:p>
            <text:p text:style-name="P35"><text:span text:style-name="T9">map</text:span><text:span text:style-name="T2">.getPlayerAlphaNumPosition(</text:span><text:span text:style-name="T9">currentPlayer</text:span><text:span text:style-name="T2">));</text:span></text:p>
            <text:p text:style-name="P58"/>
          </table:table-cell>
        </table:table-row>
        <table:table-row>
          <table:table-cell table:style-name="Table15.A2" office:value-type="string">
            <text:p text:style-name="P41">Effetto voluto sul Client - Terminal </text:p>
            <text:p text:style-name="P41">(la stringa da stampare)</text:p>
          </table:table-cell>
          <table:table-cell table:style-name="Table15.B2" office:value-type="string">
            <text:p text:style-name="P82"><text:span text:style-name="T11">Your</text:span><text:span text:style-name="T15"> </text:span><text:span text:style-name="T11">location</text:span><text:span text:style-name="T15"> </text:span><text:span text:style-name="T11">is:</text:span><text:span text:style-name="T15"> </text:span><text:span text:style-name="T11">%s</text:span></text:p>
          </table:table-cell>
        </table:table-row>
        <table:table-row>
          <table:table-cell table:style-name="Table15.A2" office:value-type="string">
            <text:p text:style-name="P41">Effetto voluto sul Client - Swing</text:p>
          </table:table-cell>
          <table:table-cell table:style-name="Table15.B2" office:value-type="string">
            <text:p text:style-name="P69">UpdaterSwing.setMyPosition(String myPos)</text:p>
          </table:table-cell>
        </table:table-row>
      </table:table>
      <text:p text:style-name="P24"/>
      <text:p text:style-name="P24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1">Chiamata di funzione durante il turno</text:p>
          </table:table-cell>
          <table:table-cell table:style-name="Table19.B1" office:value-type="string">
            <text:p text:style-name="P107">In TurnHandlerHuman.turnAfterMove(),</text:p>
            <text:p text:style-name="P25"><text:span text:style-name="T13">reporter</text:span><text:span text:style-name="T2">.askPlayCardOrDiscard()</text:span></text:p>
            <text:p text:style-name="P59"/>
          </table:table-cell>
        </table:table-row>
        <table:table-row>
          <table:table-cell table:style-name="Table19.A2" office:value-type="string">
            <text:p text:style-name="P41">Effetto voluto sul Client - Terminal </text:p>
            <text:p text:style-name="P41">(la stringa da stampare)</text:p>
          </table:table-cell>
          <table:table-cell table:style-name="Table19.B2" office:value-type="string">
            <text:p text:style-name="P82"><text:span text:style-name="T11">Your</text:span><text:span text:style-name="T15"> </text:span><text:span text:style-name="T11">hand</text:span><text:span text:style-name="T15"> </text:span><text:span text:style-name="T11">of</text:span><text:span text:style-name="T15"> </text:span><text:span text:style-name="T11">cards</text:span><text:span text:style-name="T15"> </text:span><text:span text:style-name="T11">contains</text:span><text:span text:style-name="T15"> </text:span><text:span text:style-name="T11">4</text:span><text:span text:style-name="T15"> </text:span><text:span text:style-name="T11">cards.</text:span><text:span text:style-name="T15"> </text:span><text:span text:style-name="T11">You</text:span><text:span text:style-name="T15"> </text:span><text:span text:style-name="T11">have</text:span><text:span text:style-name="T15"> </text:span><text:span text:style-name="T11">to</text:span><text:span text:style-name="T15"> </text:span><text:span text:style-name="T11">play</text:span><text:span text:style-name="T15"> </text:span><text:span text:style-name="T11">or</text:span><text:span text:style-name="T15"> </text:span><text:span text:style-name="T11">discard</text:span><text:span text:style-name="T15"> </text:span><text:span text:style-name="T11">one</text:span></text:p>
          </table:table-cell>
        </table:table-row>
        <table:table-row>
          <table:table-cell table:style-name="Table19.A2" office:value-type="string">
            <text:p text:style-name="P41">Effetto voluto sul Client - Swing</text:p>
          </table:table-cell>
          <table:table-cell table:style-name="Table19.B2" office:value-type="string">
            <text:p text:style-name="P109">UpdaterSwing.askPlayCardOrDiscard(String question)</text:p>
          </table:table-cell>
        </table:table-row>
      </table:table>
      <text:p text:style-name="P24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5T20:54:39</meta:creation-date>
    <dc:date>2015-06-16T21:43:55</dc:date>
    <dc:creator>Andrea </dc:creator>
    <meta:editing-duration>PT3H40M49S</meta:editing-duration>
    <meta:editing-cycles>82</meta:editing-cycles>
    <meta:generator>LibreOffice/4.0.4.2$Linux_X86_64 LibreOffice_project/400m0$Build-2</meta:generator>
    <meta:document-statistic meta:table-count="19" meta:image-count="0" meta:object-count="0" meta:page-count="7" meta:paragraph-count="208" meta:word-count="891" meta:character-count="8305" meta:non-whitespace-character-count="7556"/>
  </office:meta>
</office:document-meta>
</file>